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tkinson Hyperlegible" svg:font-family="'Atkinson Hyperlegible',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color="#2a6099" loext:opacity="100%" fo:font-size="18pt" fo:font-weight="bold" officeooo:rsid="00089f95" officeooo:paragraph-rsid="00089f95" style:font-size-asian="18pt" style:font-weight-asian="bold" style:font-size-complex="18pt" style:font-weight-complex="bold"/>
    </style:style>
    <style:style style:name="P2" style:family="paragraph" style:parent-style-name="Standard">
      <style:text-properties fo:font-variant="normal" fo:text-transform="none" fo:color="#2d3748" loext:opacity="100%" style:font-name="Atkinson Hyperlegible" fo:font-size="20pt" fo:letter-spacing="normal" fo:font-style="normal" fo:font-weight="normal" officeooo:rsid="000b6ecc" officeooo:paragraph-rsid="00089f95"/>
    </style:style>
    <style:style style:name="P3" style:family="paragraph" style:parent-style-name="Text_20_body" style:list-style-name="L6">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4" style:family="paragraph" style:parent-style-name="Text_20_body" style:list-style-name="L8">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5" style:family="paragraph" style:parent-style-name="Text_20_body" style:list-style-name="L9">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6" style:family="paragraph" style:parent-style-name="Text_20_body" style:list-style-name="L10">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7" style:family="paragraph" style:parent-style-name="Text_20_body" style:list-style-name="L11">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8" style:family="paragraph" style:parent-style-name="Text_20_body" style:list-style-name="L12">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9" style:family="paragraph" style:parent-style-name="Text_20_body" style:list-style-name="L13">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0"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1" style:family="paragraph" style:parent-style-name="Text_20_body" style:list-style-name="L15">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2" style:family="paragraph" style:parent-style-name="Text_20_body" style:list-style-name="L16">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3" style:family="paragraph" style:parent-style-name="Text_20_body" style:list-style-name="L16">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paragraph-rsid="00197288"/>
    </style:style>
    <style:style style:name="P14" style:family="paragraph" style:parent-style-name="Text_20_body" style:list-style-name="L17">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5" style:family="paragraph" style:parent-style-name="Text_20_body" style:list-style-name="L18">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6" style:family="paragraph" style:parent-style-name="Text_20_body" style:list-style-name="L19">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7" style:family="paragraph" style:parent-style-name="Text_20_body" style:list-style-name="L20">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8"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19" style:family="paragraph" style:parent-style-name="Text_20_body" style:list-style-name="L22">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20" style:family="paragraph" style:parent-style-name="Text_20_body" style:list-style-name="L23">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21" style:family="paragraph" style:parent-style-name="Text_20_body" style:list-style-name="L24">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22" style:family="paragraph" style:parent-style-name="Text_20_body" style:list-style-name="L25">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style:style>
    <style:style style:name="P2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8f922" officeooo:paragraph-rsid="0008f922"/>
    </style:style>
    <style:style style:name="P24"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a1f1a" officeooo:paragraph-rsid="000a1f1a"/>
    </style:style>
    <style:style style:name="P25"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b6ecc" officeooo:paragraph-rsid="000b6ecc"/>
    </style:style>
    <style:style style:name="P26"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b6ecc" officeooo:paragraph-rsid="000d6b55"/>
    </style:style>
    <style:style style:name="P27" style:family="paragraph" style:parent-style-name="Text_20_body" style:list-style-name="L6">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dbb02" officeooo:paragraph-rsid="000dbb02"/>
    </style:style>
    <style:style style:name="P2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eae98" officeooo:paragraph-rsid="000dbb02"/>
    </style:style>
    <style:style style:name="P2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eae98" officeooo:paragraph-rsid="000ef24f"/>
    </style:style>
    <style:style style:name="P3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0eae98" officeooo:paragraph-rsid="00109b82"/>
    </style:style>
    <style:style style:name="P31" style:family="paragraph" style:parent-style-name="Text_20_body" style:list-style-name="L9">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9b82" officeooo:paragraph-rsid="00109b82"/>
    </style:style>
    <style:style style:name="P3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9b82" officeooo:paragraph-rsid="00109b82"/>
    </style:style>
    <style:style style:name="P3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9b82" officeooo:paragraph-rsid="0010fcf1"/>
    </style:style>
    <style:style style:name="P34" style:family="paragraph" style:parent-style-name="Text_20_body" style:list-style-name="L10">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fcf1" officeooo:paragraph-rsid="0010fcf1"/>
    </style:style>
    <style:style style:name="P35"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fcf1" officeooo:paragraph-rsid="0010fcf1"/>
    </style:style>
    <style:style style:name="P36"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fcf1" officeooo:paragraph-rsid="00121dc5"/>
    </style:style>
    <style:style style:name="P37" style:family="paragraph" style:parent-style-name="Text_20_body" style:list-style-name="L11">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fcf1" officeooo:paragraph-rsid="00121dc5"/>
    </style:style>
    <style:style style:name="P3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0fcf1" officeooo:paragraph-rsid="0013d918"/>
    </style:style>
    <style:style style:name="P39" style:family="paragraph" style:parent-style-name="Text_20_body" style:list-style-name="L12">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3d918" officeooo:paragraph-rsid="0013d918"/>
    </style:style>
    <style:style style:name="P4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3d918" officeooo:paragraph-rsid="0013d918"/>
    </style:style>
    <style:style style:name="P4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3d918" officeooo:paragraph-rsid="00153759"/>
    </style:style>
    <style:style style:name="P42" style:family="paragraph" style:parent-style-name="Text_20_body" style:list-style-name="L13">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53759" officeooo:paragraph-rsid="00153759"/>
    </style:style>
    <style:style style:name="P4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53759" officeooo:paragraph-rsid="00153759"/>
    </style:style>
    <style:style style:name="P44"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53759" officeooo:paragraph-rsid="00160c2d"/>
    </style:style>
    <style:style style:name="P45"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53759" officeooo:paragraph-rsid="00160c2d"/>
    </style:style>
    <style:style style:name="P46"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60c2d" officeooo:paragraph-rsid="00160c2d"/>
    </style:style>
    <style:style style:name="P47"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60c2d" officeooo:paragraph-rsid="00160c2d"/>
    </style:style>
    <style:style style:name="P48" style:family="paragraph" style:parent-style-name="Text_20_body" style:list-style-name="L15">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85322" officeooo:paragraph-rsid="00185322"/>
    </style:style>
    <style:style style:name="P4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85322" officeooo:paragraph-rsid="00185322"/>
    </style:style>
    <style:style style:name="P5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85322" officeooo:paragraph-rsid="00197288"/>
    </style:style>
    <style:style style:name="P51" style:family="paragraph" style:parent-style-name="Text_20_body" style:list-style-name="L16">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97288" officeooo:paragraph-rsid="00197288"/>
    </style:style>
    <style:style style:name="P5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97288" officeooo:paragraph-rsid="00197288"/>
    </style:style>
    <style:style style:name="P5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97288" officeooo:paragraph-rsid="001ac13a"/>
    </style:style>
    <style:style style:name="P54"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97288" officeooo:paragraph-rsid="001c1d82"/>
    </style:style>
    <style:style style:name="P55" style:family="paragraph" style:parent-style-name="Text_20_body" style:list-style-name="L17">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ac13a" officeooo:paragraph-rsid="001ac13a"/>
    </style:style>
    <style:style style:name="P56" style:family="paragraph" style:parent-style-name="Text_20_body" style:list-style-name="L18">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c1d82" officeooo:paragraph-rsid="001c1d82"/>
    </style:style>
    <style:style style:name="P57"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c1d82" officeooo:paragraph-rsid="001c1d82"/>
    </style:style>
    <style:style style:name="P58" style:family="paragraph" style:parent-style-name="Text_20_body" style:list-style-name="L19">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c1d82" officeooo:paragraph-rsid="001c1d82"/>
    </style:style>
    <style:style style:name="P5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c1d82" officeooo:paragraph-rsid="001df204"/>
    </style:style>
    <style:style style:name="P60" style:family="paragraph" style:parent-style-name="Text_20_body" style:list-style-name="L20">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df204" officeooo:paragraph-rsid="001df204"/>
    </style:style>
    <style:style style:name="P6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df204" officeooo:paragraph-rsid="001df204"/>
    </style:style>
    <style:style style:name="P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df204" officeooo:paragraph-rsid="001fd35a"/>
    </style:style>
    <style:style style:name="P6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df204" officeooo:paragraph-rsid="0024c570"/>
    </style:style>
    <style:style style:name="P64" style:family="paragraph" style:parent-style-name="Text_20_body" style:list-style-name="L21">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fd35a" officeooo:paragraph-rsid="001fd35a"/>
    </style:style>
    <style:style style:name="P65"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fd35a" officeooo:paragraph-rsid="001fd35a"/>
    </style:style>
    <style:style style:name="P66"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fd35a" officeooo:paragraph-rsid="001fdea7"/>
    </style:style>
    <style:style style:name="P67" style:family="paragraph" style:parent-style-name="Text_20_body" style:list-style-name="L22">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fdea7" officeooo:paragraph-rsid="001fdea7"/>
    </style:style>
    <style:style style:name="P6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1fdea7" officeooo:paragraph-rsid="001fdea7"/>
    </style:style>
    <style:style style:name="P69" style:family="paragraph" style:parent-style-name="Text_20_body" style:list-style-name="L23">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2165ee" officeooo:paragraph-rsid="002165ee"/>
    </style:style>
    <style:style style:name="P7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2165ee" officeooo:paragraph-rsid="002165ee"/>
    </style:style>
    <style:style style:name="P71" style:family="paragraph" style:parent-style-name="Text_20_body" style:list-style-name="L24">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24c570" officeooo:paragraph-rsid="0024c570"/>
    </style:style>
    <style:style style:name="P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24c570" officeooo:paragraph-rsid="0024c570"/>
    </style:style>
    <style:style style:name="P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24c570" officeooo:paragraph-rsid="00262841"/>
    </style:style>
    <style:style style:name="P74" style:family="paragraph" style:parent-style-name="Text_20_body" style:list-style-name="L25">
      <style:paragraph-properties fo:margin-top="0cm" fo:margin-bottom="0cm" style:contextual-spacing="false" fo:text-align="start" style:justify-single-word="false" fo:orphans="2" fo:widows="2" fo:padding="0cm" fo:border="none"/>
      <style:text-properties fo:font-variant="normal" fo:text-transform="none" fo:color="#2d3748" loext:opacity="100%" style:font-name="Atkinson Hyperlegible" fo:font-size="20pt" fo:letter-spacing="normal" fo:font-style="normal" fo:font-weight="normal" officeooo:rsid="00262841" officeooo:paragraph-rsid="00262841"/>
    </style:style>
    <style:style style:name="P75" style:family="paragraph" style:parent-style-name="Text_20_body" style:list-style-name="L5">
      <style:paragraph-properties fo:margin-top="0cm" fo:margin-bottom="0cm" style:contextual-spacing="false" fo:text-align="start" style:justify-single-word="false" fo:orphans="2" fo:widows="2" fo:padding="0cm" fo:border="none"/>
    </style:style>
    <style:style style:name="P76" style:family="paragraph" style:parent-style-name="Text_20_body" style:list-style-name="L6">
      <style:paragraph-properties fo:margin-top="0cm" fo:margin-bottom="0cm" style:contextual-spacing="false" fo:text-align="start" style:justify-single-word="false" fo:orphans="2" fo:widows="2" fo:padding="0cm" fo:border="none"/>
    </style:style>
    <style:style style:name="P77" style:family="paragraph" style:parent-style-name="Text_20_body" style:list-style-name="L23">
      <style:paragraph-properties fo:margin-top="0cm" fo:margin-bottom="0cm" style:contextual-spacing="false" fo:text-align="start" style:justify-single-word="false" fo:orphans="2" fo:widows="2" fo:padding="0cm" fo:border="none"/>
    </style:style>
    <style:style style:name="P78" style:family="paragraph" style:parent-style-name="Text_20_body">
      <style:text-properties fo:color="#2a6099" loext:opacity="100%" fo:font-size="18pt" fo:font-weight="bold" officeooo:rsid="00089f95" officeooo:paragraph-rsid="00089f95" style:font-size-asian="18pt" style:font-weight-asian="bold" style:font-size-complex="18pt" style:font-weight-complex="bold"/>
    </style:style>
    <style:style style:name="P7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rsid="000d6b55" officeooo:paragraph-rsid="000d6b55"/>
    </style:style>
    <style:style style:name="P80" style:family="paragraph" style:parent-style-name="Text_20_body">
      <style:paragraph-properties fo:margin-top="0cm" fo:margin-bottom="0cm" style:contextual-spacing="false" fo:text-align="start" style:justify-single-word="false" fo:orphans="2" fo:widows="2" fo:padding="0cm" fo:border="none"/>
      <style:text-properties officeooo:rsid="000d6b55" officeooo:paragraph-rsid="000d6b55"/>
    </style:style>
    <style:style style:name="P81" style:family="paragraph" style:parent-style-name="Text_20_body">
      <style:paragraph-properties fo:margin-top="0cm" fo:margin-bottom="0cm" style:contextual-spacing="false" fo:text-align="start" style:justify-single-word="false" fo:orphans="2" fo:widows="2" fo:padding="0cm" fo:border="none"/>
      <style:text-properties officeooo:rsid="000d6b55" officeooo:paragraph-rsid="000dbb02"/>
    </style:style>
    <style:style style:name="P82" style:family="paragraph" style:parent-style-name="Text_20_body" style:list-style-name="L6">
      <style:paragraph-properties fo:margin-top="0cm" fo:margin-bottom="0cm" style:contextual-spacing="false" fo:text-align="start" style:justify-single-word="false" fo:orphans="2" fo:widows="2" fo:padding="0cm" fo:border="none"/>
      <style:text-properties officeooo:rsid="000dbb02" officeooo:paragraph-rsid="000dbb02"/>
    </style:style>
    <style:style style:name="P83" style:family="paragraph" style:parent-style-name="Text_20_body">
      <style:paragraph-properties fo:margin-top="0cm" fo:margin-bottom="0cm" style:contextual-spacing="false" fo:text-align="start" style:justify-single-word="false" fo:orphans="2" fo:widows="2" fo:padding="0cm" fo:border="none"/>
      <style:text-properties officeooo:rsid="000dbb02" officeooo:paragraph-rsid="000dbb02"/>
    </style:style>
    <style:style style:name="P84" style:family="paragraph" style:parent-style-name="Text_20_body" style:list-style-name="L23">
      <style:paragraph-properties fo:margin-top="0cm" fo:margin-bottom="0cm" style:contextual-spacing="false" fo:text-align="start" style:justify-single-word="false" fo:orphans="2" fo:widows="2" fo:padding="0cm" fo:border="none"/>
      <style:text-properties officeooo:rsid="002165ee" officeooo:paragraph-rsid="002165ee"/>
    </style:style>
    <style:style style:name="T1" style:family="text">
      <style:text-properties fo:font-variant="normal" fo:text-transform="none" fo:color="#103d75" loext:opacity="100%" style:font-name="Atkinson Hyperlegible" fo:font-size="20pt" fo:letter-spacing="normal" fo:font-style="normal" fo:font-weight="bold" fo:background-color="#ffffff" loext:char-shading-value="0"/>
    </style:style>
    <style:style style:name="T2" style:family="text">
      <style:text-properties fo:font-variant="normal" fo:text-transform="none" fo:color="#103d75" loext:opacity="100%" style:font-name="Atkinson Hyperlegible" fo:font-size="20pt" fo:letter-spacing="normal" fo:font-style="normal" fo:font-weight="bold" fo:background-color="#ffffff" loext:char-shading-value="0" loext:padding="0cm" loext:border="none"/>
    </style:style>
    <style:style style:name="T3" style:family="text">
      <style:text-properties fo:font-variant="normal" fo:text-transform="none" fo:color="#103d75" loext:opacity="100%" style:font-name="Atkinson Hyperlegible" fo:font-size="20pt" fo:letter-spacing="normal" fo:font-style="normal" fo:font-weight="normal" fo:background-color="transparent" loext:char-shading-value="0"/>
    </style:style>
    <style:style style:name="T4" style:family="text">
      <style:text-properties fo:font-variant="normal" fo:text-transform="none" fo:color="#2d3748" loext:opacity="100%" style:font-name="Atkinson Hyperlegible" fo:font-size="20pt" fo:letter-spacing="normal" fo:font-style="normal" fo:font-weight="normal"/>
    </style:style>
    <style:style style:name="T5" style:family="text">
      <style:text-properties fo:font-variant="normal" fo:text-transform="none" fo:color="#2d3748" loext:opacity="100%" style:font-name="Atkinson Hyperlegible" fo:font-size="20pt" fo:letter-spacing="normal" fo:font-style="normal" fo:font-weight="normal" fo:background-color="#ffffff" loext:char-shading-value="0"/>
    </style:style>
    <style:style style:name="T6" style:family="text">
      <style:text-properties fo:font-variant="normal" fo:text-transform="none" fo:color="#2d3748" loext:opacity="100%" style:font-name="Atkinson Hyperlegible" fo:font-size="20pt" fo:letter-spacing="normal" fo:font-style="normal" fo:font-weight="normal" fo:background-color="#ffffff" loext:char-shading-value="0" loext:padding="0cm" loext:border="none"/>
    </style:style>
    <style:style style:name="T7" style:family="text">
      <style:text-properties fo:font-variant="normal" fo:text-transform="none" fo:color="#2d3748" loext:opacity="100%" style:font-name="Atkinson Hyperlegible" fo:font-size="20pt" fo:letter-spacing="normal" fo:font-style="normal" fo:font-weight="normal" officeooo:rsid="000dbb02" fo:background-color="#ffffff" loext:char-shading-value="0"/>
    </style:style>
    <style:style style:name="T8" style:family="text">
      <style:text-properties fo:font-variant="normal" fo:text-transform="none" fo:color="#2d3748" loext:opacity="100%" style:font-name="Atkinson Hyperlegible" fo:font-size="20pt" fo:letter-spacing="normal" fo:font-style="normal" fo:font-weight="normal" officeooo:rsid="000d6b55"/>
    </style:style>
    <style:style style:name="T9" style:family="text">
      <style:text-properties fo:font-variant="normal" fo:text-transform="none" fo:color="#2d3748" loext:opacity="100%" style:font-name="Atkinson Hyperlegible" fo:font-size="20pt" fo:letter-spacing="normal" fo:font-style="normal" fo:font-weight="normal" officeooo:rsid="000dbb02"/>
    </style:style>
    <style:style style:name="T10" style:family="text">
      <style:text-properties fo:font-variant="normal" fo:text-transform="none" fo:color="#2d3748" loext:opacity="100%" style:font-name="Atkinson Hyperlegible" fo:font-size="20pt" fo:letter-spacing="normal" fo:font-style="normal" fo:font-weight="normal" officeooo:rsid="002165ee"/>
    </style:style>
    <style:style style:name="T11" style:family="text">
      <style:text-properties fo:color="#103d75" loext:opacity="100%" fo:font-weight="bold" fo:background-color="#ffffff" loext:char-shading-value="0"/>
    </style:style>
    <style:style style:name="T12" style:family="text">
      <style:text-properties fo:color="#103d75" loext:opacity="100%" fo:font-weight="bold" officeooo:rsid="000ef24f" fo:background-color="#ffffff" loext:char-shading-value="0" loext:padding="0cm" loext:border="none"/>
    </style:style>
    <style:style style:name="T13" style:family="text">
      <style:text-properties fo:color="#103d75" loext:opacity="100%" fo:font-weight="bold" officeooo:rsid="00121dc5" fo:background-color="#ffffff" loext:char-shading-value="0"/>
    </style:style>
    <style:style style:name="T14" style:family="text">
      <style:text-properties fo:color="#103d75" loext:opacity="100%" fo:font-weight="bold" officeooo:rsid="00160c2d" fo:background-color="#ffffff" loext:char-shading-value="0"/>
    </style:style>
    <style:style style:name="T15" style:family="text">
      <style:text-properties fo:color="#103d75" loext:opacity="100%" fo:font-weight="bold" officeooo:rsid="00185322" fo:background-color="#ffffff" loext:char-shading-value="0"/>
    </style:style>
    <style:style style:name="T16" style:family="text">
      <style:text-properties fo:color="#103d75" loext:opacity="100%" fo:font-weight="bold" officeooo:rsid="001ac13a" fo:background-color="#ffffff" loext:char-shading-value="0"/>
    </style:style>
    <style:style style:name="T17" style:family="text">
      <style:text-properties fo:color="#103d75" loext:opacity="100%" fo:font-weight="bold" officeooo:rsid="001c1d82" fo:background-color="#ffffff" loext:char-shading-value="0"/>
    </style:style>
    <style:style style:name="T18" style:family="text">
      <style:text-properties fo:color="#103d75" loext:opacity="100%" fo:font-weight="bold" officeooo:rsid="001df204" fo:background-color="#ffffff" loext:char-shading-value="0"/>
    </style:style>
    <style:style style:name="T19" style:family="text">
      <style:text-properties fo:color="#103d75" loext:opacity="100%" fo:font-weight="bold" officeooo:rsid="001fd35a" fo:background-color="#ffffff" loext:char-shading-value="0"/>
    </style:style>
    <style:style style:name="T20" style:family="text">
      <style:text-properties fo:color="#103d75" loext:opacity="100%" fo:font-weight="bold" officeooo:rsid="001fdea7" fo:background-color="#ffffff" loext:char-shading-value="0"/>
    </style:style>
    <style:style style:name="T21" style:family="text">
      <style:text-properties fo:color="#103d75" loext:opacity="100%" fo:font-weight="bold" officeooo:rsid="00262841" fo:background-color="#ffffff" loext:char-shading-value="0"/>
    </style:style>
    <style:style style:name="T22" style:family="text">
      <style:text-properties fo:color="#103d75" loext:opacity="100%" fo:font-weight="normal" fo:background-color="#ffffff" loext:char-shading-value="0" style:font-weight-asian="normal" style:font-weight-complex="normal"/>
    </style:style>
    <style:style style:name="T23" style:family="text">
      <style:text-properties fo:color="#103d75" loext:opacity="100%" fo:font-weight="normal" officeooo:rsid="00153759" fo:background-color="#ffffff" loext:char-shading-value="0" style:font-weight-asian="normal" style:font-weight-complex="normal"/>
    </style:style>
    <style:style style:name="T24" style:family="text">
      <style:text-properties fo:color="#103d75" loext:opacity="100%" fo:font-weight="normal" officeooo:rsid="001c1d82" fo:background-color="#ffffff" loext:char-shading-value="0"/>
    </style:style>
    <style:style style:name="T25" style:family="text">
      <style:text-properties fo:color="#103d75" loext:opacity="100%" fo:font-weight="normal" officeooo:rsid="001fd35a" fo:background-color="#ffffff" loext:char-shading-value="0"/>
    </style:style>
    <style:style style:name="T26" style:family="text">
      <style:text-properties fo:color="#103d75" loext:opacity="100%" fo:font-weight="normal" officeooo:rsid="001fdea7" fo:background-color="#ffffff" loext:char-shading-value="0"/>
    </style:style>
    <style:style style:name="T27" style:family="text">
      <style:text-properties fo:background-color="#ffffff" loext:char-shading-value="0"/>
    </style:style>
    <style:style style:name="T28" style:family="text">
      <style:text-properties fo:background-color="#ffffff" loext:char-shading-value="0" loext:padding="0cm" loext:border="none"/>
    </style:style>
    <style:style style:name="T29" style:family="text">
      <style:text-properties fo:font-weight="normal" fo:background-color="#ffffff" loext:char-shading-value="0"/>
    </style:style>
    <style:style style:name="T30" style:family="text">
      <style:text-properties fo:font-weight="normal" fo:background-color="#ffffff" loext:char-shading-value="0" loext:padding="0cm" loext:border="none"/>
    </style:style>
    <style:style style:name="T31" style:family="text">
      <style:text-properties fo:font-weight="normal" officeooo:rsid="000d6b55" fo:background-color="#ffffff" loext:char-shading-value="0" loext:padding="0cm" loext:border="none"/>
    </style:style>
    <style:style style:name="T32" style:family="text">
      <style:text-properties fo:font-weight="normal" officeooo:rsid="000ef24f" fo:background-color="#ffffff" loext:char-shading-value="0" loext:padding="0cm" loext:border="none"/>
    </style:style>
    <style:style style:name="T33" style:family="text">
      <style:text-properties fo:font-weight="normal" officeooo:rsid="00109b82" fo:background-color="#ffffff" loext:char-shading-value="0" loext:padding="0cm" loext:border="none"/>
    </style:style>
    <style:style style:name="T34" style:family="text">
      <style:text-properties fo:font-weight="normal" officeooo:rsid="0010fcf1" fo:background-color="#ffffff" loext:char-shading-value="0" loext:padding="0cm" loext:border="none"/>
    </style:style>
    <style:style style:name="T35" style:family="text">
      <style:text-properties fo:font-weight="normal" officeooo:rsid="00121dc5" fo:background-color="#ffffff" loext:char-shading-value="0"/>
    </style:style>
    <style:style style:name="T36" style:family="text">
      <style:text-properties fo:font-weight="normal" officeooo:rsid="00121dc5" fo:background-color="#ffffff" loext:char-shading-value="0" loext:padding="0cm" loext:border="none"/>
    </style:style>
    <style:style style:name="T37" style:family="text">
      <style:text-properties fo:font-weight="normal" officeooo:rsid="0013d918" fo:background-color="#ffffff" loext:char-shading-value="0" loext:padding="0cm" loext:border="none"/>
    </style:style>
    <style:style style:name="T38" style:family="text">
      <style:text-properties fo:font-weight="normal" fo:background-color="#ffffff" loext:char-shading-value="0" style:font-weight-asian="normal" style:font-weight-complex="normal"/>
    </style:style>
    <style:style style:name="T39" style:family="text">
      <style:text-properties fo:font-weight="normal" officeooo:rsid="00153759" fo:background-color="#ffffff" loext:char-shading-value="0" style:font-weight-asian="normal" style:font-weight-complex="normal"/>
    </style:style>
    <style:style style:name="T40" style:family="text">
      <style:text-properties fo:font-weight="normal" officeooo:rsid="00160c2d" fo:background-color="#ffffff" loext:char-shading-value="0"/>
    </style:style>
    <style:style style:name="T41" style:family="text">
      <style:text-properties fo:font-weight="normal" officeooo:rsid="00197288" fo:background-color="#ffffff" loext:char-shading-value="0" loext:padding="0cm" loext:border="none"/>
    </style:style>
    <style:style style:name="T42" style:family="text">
      <style:text-properties fo:font-weight="normal" officeooo:rsid="001ac13a" fo:background-color="#ffffff" loext:char-shading-value="0"/>
    </style:style>
    <style:style style:name="T43" style:family="text">
      <style:text-properties fo:font-weight="normal" officeooo:rsid="001c1d82" fo:background-color="#ffffff" loext:char-shading-value="0"/>
    </style:style>
    <style:style style:name="T44" style:family="text">
      <style:text-properties fo:font-weight="normal" officeooo:rsid="001df204" fo:background-color="#ffffff" loext:char-shading-value="0"/>
    </style:style>
    <style:style style:name="T45" style:family="text">
      <style:text-properties fo:font-weight="normal" officeooo:rsid="001fd35a" fo:background-color="#ffffff" loext:char-shading-value="0"/>
    </style:style>
    <style:style style:name="T46" style:family="text">
      <style:text-properties fo:font-weight="normal" officeooo:rsid="001fdea7" fo:background-color="#ffffff" loext:char-shading-value="0"/>
    </style:style>
    <style:style style:name="T47" style:family="text">
      <style:text-properties fo:font-weight="normal" officeooo:rsid="0024c570" fo:background-color="#ffffff" loext:char-shading-value="0"/>
    </style:style>
    <style:style style:name="T48" style:family="text">
      <style:text-properties fo:font-weight="normal" officeooo:rsid="00262841" fo:background-color="#ffffff" loext:char-shading-value="0"/>
    </style:style>
    <style:style style:name="T49" style:family="text">
      <style:text-properties fo:color="#1a202c" loext:opacity="100%" fo:font-weight="bold" fo:background-color="#ffffff" loext:char-shading-value="0" loext:padding="0cm" loext:border="none"/>
    </style:style>
    <style:style style:name="T50" style:family="text">
      <style:text-properties fo:color="#1a202c" loext:opacity="100%" fo:font-weight="bold" officeooo:rsid="0010fcf1" fo:background-color="#ffffff" loext:char-shading-value="0" loext:padding="0cm" loext:border="none"/>
    </style:style>
    <style:style style:name="T51" style:family="text">
      <style:text-properties fo:color="#1a202c" loext:opacity="100%" fo:font-weight="bold" officeooo:rsid="00121dc5" fo:background-color="#ffffff" loext:char-shading-value="0" loext:padding="0cm" loext:border="none"/>
    </style:style>
    <style:style style:name="T52" style:family="text">
      <style:text-properties fo:color="#1a202c" loext:opacity="100%" fo:font-weight="bold" officeooo:rsid="00197288" fo:background-color="#ffffff" loext:char-shading-value="0" loext:padding="0cm" loext:border="none"/>
    </style:style>
    <style:style style:name="T53" style:family="text">
      <style:text-properties fo:color="#1a202c" loext:opacity="100%" fo:font-weight="normal" officeooo:rsid="000d6b55" fo:background-color="#ffffff" loext:char-shading-value="0" loext:padding="0cm" loext:border="none"/>
    </style:style>
    <style:style style:name="T54" style:family="text">
      <style:text-properties fo:color="#1a202c" loext:opacity="100%" fo:font-weight="normal" officeooo:rsid="00121dc5" fo:background-color="#ffffff" loext:char-shading-value="0" loext:padding="0cm" loext:border="none"/>
    </style:style>
    <style:style style:name="T55" style:family="text">
      <style:text-properties officeooo:rsid="000dbb02"/>
    </style:style>
    <style:style style:name="T56" style:family="text">
      <style:text-properties officeooo:rsid="000ef24f"/>
    </style:style>
    <style:style style:name="T57" style:family="text">
      <style:text-properties officeooo:rsid="00109b82"/>
    </style:style>
    <style:style style:name="T58" style:family="text">
      <style:text-properties officeooo:rsid="0010fcf1"/>
    </style:style>
    <style:style style:name="T59" style:family="text">
      <style:text-properties officeooo:rsid="00121dc5"/>
    </style:style>
    <style:style style:name="T60" style:family="text">
      <style:text-properties officeooo:rsid="0013d918"/>
    </style:style>
    <style:style style:name="T61" style:family="text">
      <style:text-properties officeooo:rsid="00153759"/>
    </style:style>
    <style:style style:name="T62" style:family="text">
      <style:text-properties officeooo:rsid="00160c2d"/>
    </style:style>
    <style:style style:name="T63" style:family="text">
      <style:text-properties officeooo:rsid="00185322"/>
    </style:style>
    <style:style style:name="T64" style:family="text">
      <style:text-properties officeooo:rsid="00197288"/>
    </style:style>
    <style:style style:name="T65" style:family="text">
      <style:text-properties officeooo:rsid="001ac13a"/>
    </style:style>
    <style:style style:name="T66" style:family="text">
      <style:text-properties officeooo:rsid="001c1d82"/>
    </style:style>
    <style:style style:name="T67" style:family="text">
      <style:text-properties officeooo:rsid="001df204"/>
    </style:style>
    <style:style style:name="T68" style:family="text">
      <style:text-properties officeooo:rsid="001fd35a"/>
    </style:style>
    <style:style style:name="T69" style:family="text">
      <style:text-properties officeooo:rsid="001fdea7"/>
    </style:style>
    <style:style style:name="T70" style:family="text">
      <style:text-properties officeooo:rsid="002165ee"/>
    </style:style>
    <style:style style:name="T71" style:family="text">
      <style:text-properties officeooo:rsid="0024c570"/>
    </style:style>
    <style:style style:name="T72" style:family="text">
      <style:text-properties officeooo:rsid="00262841"/>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Checklist url: <text:a xlink:type="simple" xlink:href="https://www.digitala11y.com/wcag-checklist/" text:style-name="Internet_20_link" text:visited-style-name="Visited_20_Internet_20_Link">https://www.digitala11y.com/wcag-checklist/</text:a></text:p>
      <text:p text:style-name="P1">=============================================</text:p>
      <text:p text:style-name="P2"/>
      <text:p text:style-name="P25"/>
      <text:p text:style-name="P25"><text:a xlink:type="simple" xlink:href="https://www.digitala11y.com/understanding-sc-1-2-4-captions-live/" text:style-name="Internet_20_link" text:visited-style-name="Visited_20_Internet_20_Link"><text:span text:style-name="Strong_20_Emphasis"><text:span text:style-name="T49">1.2.4 Captions (Live)</text:span></text:span></text:a></text:p>
      <text:p text:style-name="P25"><text:span text:style-name="Strong_20_Emphasis"><text:span text:style-name="T30">Add captions to live videos.</text:span></text:span></text:p>
      <text:p text:style-name="P25"><text:span text:style-name="Strong_20_Emphasis"><text:span text:style-name="T49"/></text:span></text:p>
      <text:p text:style-name="P25"><text:span text:style-name="Strong_20_Emphasis"><text:span text:style-name="T53">1)</text:span></text:span><text:span text:style-name="Strong_20_Emphasis"><text:span text:style-name="T30">Provide captions for a live broadcast.</text:span></text:span></text:p>
      <text:p text:style-name="P26"><text:span text:style-name="Strong_20_Emphasis"><text:span text:style-name="T31">==&gt;</text:span></text:span></text:p>
      <text:p text:style-name="P25"><text:span text:style-name="Strong_20_Emphasis"><text:span text:style-name="T30"/></text:span></text:p>
      <text:list text:style-name="L5">
        <text:list-header>
          <text:p text:style-name="P75"><text:span text:style-name="T8">2)</text:span><text:span text:style-name="T4">Use </text:span><text:a xlink:type="simple" xlink:href="https://www.digitala11y.com/accessible-jquery-html5-media-players/" text:style-name="Internet_20_link" text:visited-style-name="Visited_20_Internet_20_Link"><text:span text:style-name="T3">media players</text:span></text:a><text:span text:style-name="T4"> or broadcast platforms where live captioning is supported.</text:span></text:p>
          <text:p text:style-name="P79"><text:span text:style-name="T4">==&gt;</text:span></text:p>
        </text:list-header>
      </text:list>
      <text:p text:style-name="P80"><text:span text:style-name="T4"/></text:p>
      <text:p text:style-name="P80"><text:a xlink:type="simple" xlink:href="https://www.digitala11y.com/understanding-sc-1-2-5-audio-description-prerecorded/" text:style-name="Internet_20_link" text:visited-style-name="Visited_20_Internet_20_Link"><text:span text:style-name="Strong_20_Emphasis"><text:span text:style-name="T1">1.2.5 Audio Description (Pre-Recorded)</text:span></text:span></text:a></text:p>
      <text:p text:style-name="P80"><text:span text:style-name="Strong_20_Emphasis"><text:span text:style-name="T5">Provide audio descriptions for pre-recorded videos.</text:span></text:span></text:p>
      <text:p text:style-name="P80"><text:span text:style-name="Strong_20_Emphasis"><text:span text:style-name="T5"/></text:span></text:p>
      <text:p text:style-name="P80"><text:span text:style-name="Strong_20_Emphasis"><text:span text:style-name="T7">1)</text:span></text:span><text:span text:style-name="Strong_20_Emphasis"><text:span text:style-name="T5">Provide audio descriptions where the visual aspect is not explained in the dialog of the video.</text:span></text:span></text:p>
      <text:p text:style-name="P81"><text:span text:style-name="Strong_20_Emphasis"><text:span text:style-name="T7">==&gt;</text:span></text:span></text:p>
      <text:p text:style-name="P81"><text:span text:style-name="Strong_20_Emphasis"><text:span text:style-name="T7"/></text:span></text:p>
      <text:list text:style-name="L6">
        <text:list-header>
          <text:p text:style-name="P3"><text:span text:style-name="T55">2)</text:span>The audio description can either be separate from the original video or be an integral part of the video.</text:p>
          <text:p text:style-name="P27">==&gt;</text:p>
          <text:p text:style-name="P27"/>
          <text:p text:style-name="P3"><text:soft-page-break/><text:span text:style-name="T55">3)</text:span>Audio description must include scene changes, settings, actions that are described in dialogues and any other visual information that is not conveyed via a speech or dialog.</text:p>
          <text:p text:style-name="P27">==&gt;</text:p>
          <text:p text:style-name="P3"/>
          <text:p text:style-name="P76"><text:span text:style-name="T9">4)</text:span><text:span text:style-name="T4">Use </text:span><text:a xlink:type="simple" xlink:href="https://www.digitala11y.com/accessible-jquery-html5-media-players/" text:style-name="Internet_20_link" text:visited-style-name="Visited_20_Internet_20_Link"><text:span text:style-name="T3">media players</text:span></text:a><text:span text:style-name="T4"> that support audio descriptions.</text:span></text:p>
          <text:p text:style-name="P82"><text:span text:style-name="T4">==&gt;</text:span></text:p>
        </text:list-header>
      </text:list>
      <text:p text:style-name="P28"><text:a xlink:type="simple" xlink:href="https://www.digitala11y.com/understanding-sc-1-3-1-info-and-relationship/" text:style-name="Internet_20_link" text:visited-style-name="Visited_20_Internet_20_Link"><text:span text:style-name="Strong_20_Emphasis"><text:span text:style-name="T1"/></text:span></text:a></text:p>
      <text:p text:style-name="P28"><text:span text:style-name="Strong_20_Emphasis"><text:span text:style-name="T1"/></text:span></text:p>
      <text:p text:style-name="P28"><text:a xlink:type="simple" xlink:href="https://www.digitala11y.com/understanding-sc-1-3-4-orientation/" text:style-name="Internet_20_link" text:visited-style-name="Visited_20_Internet_20_Link"><text:span text:style-name="Strong_20_Emphasis"><text:span text:style-name="T49">1.3.4 Orientation</text:span></text:span></text:a></text:p>
      <text:p text:style-name="P28"><text:span text:style-name="Strong_20_Emphasis"><text:span text:style-name="T30">Your website adapts to portrait and landscape views</text:span></text:span></text:p>
      <text:p text:style-name="P28"><text:span text:style-name="Strong_20_Emphasis"><text:span text:style-name="T2"/></text:span></text:p>
      <text:p text:style-name="P28"><text:span text:style-name="Strong_20_Emphasis"><text:span text:style-name="T12">1</text:span></text:span><text:span text:style-name="Strong_20_Emphasis"><text:span text:style-name="T12">)</text:span></text:span><text:span text:style-name="Strong_20_Emphasis"><text:span text:style-name="T30">Don’t restrict your application or website to just work in landscape or portrait mode.</text:span></text:span></text:p>
      <text:p text:style-name="P29"><text:span text:style-name="Strong_20_Emphasis"><text:span text:style-name="T32">==&gt;</text:span></text:span></text:p>
      <text:p text:style-name="P29"><text:span text:style-name="Strong_20_Emphasis"><text:span text:style-name="T32"/></text:span></text:p>
      <text:list text:style-name="L8">
        <text:list-header>
          <text:p text:style-name="P4"><text:span text:style-name="T56">2)</text:span>Make sure to honor the device settings while displaying the application in landscape or portrait mode.</text:p>
        </text:list-header>
      </text:list>
      <text:p text:style-name="P29"><text:span text:style-name="Strong_20_Emphasis"><text:span text:style-name="T12">==&gt;</text:span></text:span></text:p>
      <text:p text:style-name="P29"><text:span text:style-name="Strong_20_Emphasis"><text:span text:style-name="T12"/></text:span></text:p>
      <text:p text:style-name="P29"><text:a xlink:type="simple" xlink:href="https://www.digitala11y.com/understanding-sc-1-3-5-identify-input-purpose/" text:style-name="Internet_20_link" text:visited-style-name="Visited_20_Internet_20_Link"><text:span text:style-name="Strong_20_Emphasis"><text:span text:style-name="T12"/></text:span></text:a></text:p>
      <text:p text:style-name="P29"><text:a xlink:type="simple" xlink:href="https://www.digitala11y.com/understanding-sc-1-3-5-identify-input-purpose/" text:style-name="Internet_20_link" text:visited-style-name="Visited_20_Internet_20_Link"><text:span text:style-name="Strong_20_Emphasis"><text:span text:style-name="T12"/></text:span></text:a></text:p>
      <text:p text:style-name="P29"><text:a xlink:type="simple" xlink:href="https://www.digitala11y.com/understanding-sc-1-3-5-identify-input-purpose/" text:style-name="Internet_20_link" text:visited-style-name="Visited_20_Internet_20_Link"><text:span text:style-name="Strong_20_Emphasis"><text:span text:style-name="T12"/></text:span></text:a></text:p>
      <text:p text:style-name="P29"><text:a xlink:type="simple" xlink:href="https://www.digitala11y.com/understanding-sc-1-3-5-identify-input-purpose/" text:style-name="Internet_20_link" text:visited-style-name="Visited_20_Internet_20_Link"><text:span text:style-name="Strong_20_Emphasis"><text:span text:style-name="T12"/></text:span></text:a></text:p>
      <text:p text:style-name="P29"><text:a xlink:type="simple" xlink:href="https://www.digitala11y.com/understanding-sc-1-3-5-identify-input-purpose/" text:style-name="Internet_20_link" text:visited-style-name="Visited_20_Internet_20_Link"><text:span text:style-name="Strong_20_Emphasis"><text:span text:style-name="T12"/></text:span></text:a></text:p>
      <text:p text:style-name="P29"><text:a xlink:type="simple" xlink:href="https://www.digitala11y.com/understanding-sc-1-3-5-identify-input-purpose/" text:style-name="Internet_20_link" text:visited-style-name="Visited_20_Internet_20_Link"><text:soft-page-break/><text:span text:style-name="Strong_20_Emphasis"><text:span text:style-name="T12">1.3.5 Identify Input Purpose</text:span></text:span></text:a></text:p>
      <text:p text:style-name="P29"><text:span text:style-name="Strong_20_Emphasis"><text:span text:style-name="T32">The purpose of input fields must be programmatically determinable.</text:span></text:span></text:p>
      <text:p text:style-name="P29"><text:span text:style-name="Strong_20_Emphasis"><text:span text:style-name="T12"/></text:span></text:p>
      <text:p text:style-name="P29"><text:span text:style-name="Strong_20_Emphasis"><text:span text:style-name="T12">1) </text:span></text:span><text:span text:style-name="Strong_20_Emphasis"><text:span text:style-name="T32">Provide programmatically determinable input purpose.</text:span></text:span></text:p>
      <text:p text:style-name="P30"><text:span text:style-name="Strong_20_Emphasis"><text:span text:style-name="T33">==&gt;</text:span></text:span></text:p>
      <text:p text:style-name="P30"><text:span text:style-name="Strong_20_Emphasis"><text:span text:style-name="T33"/></text:span></text:p>
      <text:list text:style-name="L9">
        <text:list-header>
          <text:p text:style-name="P5"><text:span text:style-name="T57">2) </text:span>Use appropriate token values while using autocomplete attributes.</text:p>
          <text:p text:style-name="P31">==&gt;</text:p>
          <text:p text:style-name="P31"/>
          <text:p text:style-name="P5"><text:span text:style-name="T57">3) </text:span>Do not use autocomplete on input fields that do not ask for user data.</text:p>
          <text:p text:style-name="P31">==&gt;</text:p>
        </text:list-header>
      </text:list>
      <text:p text:style-name="P32"/>
      <text:p text:style-name="P32"><text:a xlink:type="simple" xlink:href="https://www.digitala11y.com/understanding-sc-1-4-3-contrast-minimum/" text:style-name="Internet_20_link" text:visited-style-name="Visited_20_Internet_20_Link"><text:span text:style-name="Strong_20_Emphasis"><text:span text:style-name="T49">1.4.3 Contrast Minimum</text:span></text:span></text:a></text:p>
      <text:p text:style-name="P32"><text:span text:style-name="Strong_20_Emphasis"><text:span text:style-name="T30">Contrast ratio between text and background is at least 4.5:1.</text:span></text:span></text:p>
      <text:p text:style-name="P32"><text:span text:style-name="Strong_20_Emphasis"><text:span text:style-name="T49"/></text:span></text:p>
      <text:p text:style-name="P32"><text:span text:style-name="Strong_20_Emphasis"><text:span text:style-name="T50">1)</text:span></text:span><text:span text:style-name="Strong_20_Emphasis"><text:span text:style-name="T30">Develop the style guide in such a way that all the texts that are crucial meet the minimum contrast.</text:span></text:span></text:p>
      <text:p text:style-name="P33"><text:span text:style-name="Strong_20_Emphasis"><text:span text:style-name="T34">==&gt;</text:span></text:span></text:p>
      <text:p text:style-name="P33"><text:span text:style-name="Strong_20_Emphasis"><text:span text:style-name="T34"/></text:span></text:p>
      <text:list text:style-name="L10">
        <text:list-header>
          <text:p text:style-name="P6"><text:span text:style-name="T58">2)</text:span>Choose color schemes that are contrastive enough for everyone to see and read.</text:p>
          <text:p text:style-name="P34">==&gt;</text:p>
          <text:p text:style-name="P6"><text:soft-page-break/><text:span text:style-name="T58">3)</text:span>Provide a “Contrast” mode with the help of alternative CSS if you can’t design and develop the content with the minimum contrast requirement.</text:p>
          <text:p text:style-name="P34">==&gt;</text:p>
        </text:list-header>
      </text:list>
      <text:p text:style-name="P35"/>
      <text:p text:style-name="P35"><text:a xlink:type="simple" xlink:href="https://www.digitala11y.com/understanding-sc-1-4-4-resize-text/" text:style-name="Internet_20_link" text:visited-style-name="Visited_20_Internet_20_Link"><text:span text:style-name="Strong_20_Emphasis"><text:span text:style-name="T11">1.4.4 Resize Text</text:span></text:span></text:a></text:p>
      <text:p text:style-name="P35"><text:span text:style-name="Strong_20_Emphasis"><text:span text:style-name="T29">Text can be resized to 200% without loss of content or function.</text:span></text:span></text:p>
      <text:p text:style-name="P35"><text:span text:style-name="Strong_20_Emphasis"><text:span text:style-name="T11"/></text:span></text:p>
      <text:p text:style-name="P36"><text:span text:style-name="Strong_20_Emphasis">1</text:span><text:span text:style-name="Strong_20_Emphasis"><text:span text:style-name="T13">) </text:span></text:span><text:span text:style-name="Strong_20_Emphasis"><text:span text:style-name="T29">Where browsers do not support or provide zoom functionality (IE6 as an example), provide alternative CSS for scaling purpose. </text:span></text:span></text:p>
      <text:p text:style-name="P36"><text:span text:style-name="Strong_20_Emphasis"><text:span text:style-name="T35">==&gt; </text:span></text:span><text:span text:style-name="Strong_20_Emphasis"><text:span text:style-name="T29"><text:line-break/></text:span></text:span><text:span text:style-name="Strong_20_Emphasis"><text:span text:style-name="T35">2) </text:span></text:span><text:span text:style-name="Strong_20_Emphasis"><text:span text:style-name="T29">When zoomed to 200%, ensure there is no much of horizontal scrolling (a best practice).</text:span></text:span></text:p>
      <text:p text:style-name="P36"><text:span text:style-name="Strong_20_Emphasis"><text:span text:style-name="T35">==&gt;</text:span></text:span></text:p>
      <text:list text:style-name="L11">
        <text:list-header>
          <text:p text:style-name="P7"><text:span text:style-name="T59">3) </text:span>Where lengthy user interface components or content like subject line of an email is there, truncate and provide ways along with the instructions to access the content.</text:p>
          <text:p text:style-name="P37"><text:span text:style-name="Strong_20_Emphasis"><text:span text:style-name="T35">==&gt;</text:span></text:span></text:p>
        </text:list-header>
      </text:list>
      <text:p text:style-name="P36"><text:span text:style-name="Strong_20_Emphasis"><text:span text:style-name="T35"/></text:span></text:p>
      <text:p text:style-name="P36"><text:a xlink:type="simple" xlink:href="https://www.digitala11y.com/understanding-sc-1-4-5-image-of-text/" text:style-name="Internet_20_link" text:visited-style-name="Visited_20_Internet_20_Link"><text:span text:style-name="Strong_20_Emphasis"><text:span text:style-name="T51">1.4.5 Images of Text</text:span></text:span></text:a></text:p>
      <text:p text:style-name="P36"><text:span text:style-name="Strong_20_Emphasis"><text:span text:style-name="T36">Don’t use images of text.</text:span></text:span></text:p>
      <text:p text:style-name="P36"><text:span text:style-name="Strong_20_Emphasis"><text:span text:style-name="T54"/></text:span></text:p>
      <text:p text:style-name="P36"><text:span text:style-name="Strong_20_Emphasis"><text:span text:style-name="T54">1)</text:span></text:span><text:span text:style-name="Strong_20_Emphasis"><text:span text:style-name="T36">Use CSS styled headings instead of Bitmap images.</text:span></text:span></text:p>
      <text:p text:style-name="P38"><text:span text:style-name="Strong_20_Emphasis"><text:span text:style-name="T37">==&gt;</text:span></text:span></text:p>
      <text:list text:style-name="L12">
        <text:list-header>
          <text:p text:style-name="P8"><text:soft-page-break/><text:span text:style-name="T60">2)</text:span>Provide site-wide controls to customize the images of texts when there are dynamically generated images of texts.</text:p>
          <text:p text:style-name="P39">==&gt;</text:p>
          <text:p text:style-name="P39"/>
          <text:p text:style-name="P8"><text:span text:style-name="T60">3)</text:span>Use CSS to specify spacing, alignment, color and the font family of any UI elements, their texts and icons, quotations etc.</text:p>
          <text:p text:style-name="P39">==&gt;</text:p>
          <text:p text:style-name="P39"/>
          <text:p text:style-name="P8"><text:span text:style-name="T60">4)</text:span>Use keyboard generated symbols wherever possible instead of making them as images.</text:p>
          <text:p text:style-name="P39">==&gt;</text:p>
        </text:list-header>
      </text:list>
      <text:p text:style-name="P40"/>
      <text:p text:style-name="P40"><text:a xlink:type="simple" xlink:href="https://www.digitala11y.com/understanding-sc-1-4-10-reflow/" text:style-name="Internet_20_link" text:visited-style-name="Visited_20_Internet_20_Link"><text:span text:style-name="Strong_20_Emphasis"><text:span text:style-name="T11">1.4.10 Reflow</text:span></text:span></text:a></text:p>
      <text:p text:style-name="P40"><text:span text:style-name="Strong_20_Emphasis"><text:span text:style-name="T38">Content retains meaning and function without scrolling in two dimensions.</text:span></text:span></text:p>
      <text:p text:style-name="P40"><text:span text:style-name="Strong_20_Emphasis"><text:span text:style-name="T22"/></text:span></text:p>
      <text:p text:style-name="P40"><text:span text:style-name="Strong_20_Emphasis"><text:span text:style-name="T23">1</text:span></text:span><text:span text:style-name="Strong_20_Emphasis"><text:span text:style-name="T23">)</text:span></text:span><text:span text:style-name="Strong_20_Emphasis"><text:span text:style-name="T38">Use Responsive Web Design (RWD) from the conception of design itself.</text:span></text:span></text:p>
      <text:p text:style-name="P41"><text:span text:style-name="Strong_20_Emphasis"><text:span text:style-name="T39">==&gt;</text:span></text:span></text:p>
      <text:p text:style-name="P41"><text:span text:style-name="Strong_20_Emphasis"><text:span text:style-name="T39"/></text:span></text:p>
      <text:list text:style-name="L13">
        <text:list-header>
          <text:p text:style-name="P9"><text:span text:style-name="T61">2)</text:span>Use accessible links, modals, toggle type elements to show or hide content.</text:p>
          <text:p text:style-name="P42">==&gt;</text:p>
          <text:p text:style-name="P9"><text:soft-page-break/><text:span text:style-name="T61">3)</text:span>Avoid horizontal scroll bars in 400% zoom. <text:line-break/>Avoid content overlaps, clipping, content loss and functionality loss.</text:p>
          <text:p text:style-name="P42">==&gt;</text:p>
        </text:list-header>
      </text:list>
      <text:p text:style-name="P43"/>
      <text:p text:style-name="P43"><text:a xlink:type="simple" xlink:href="https://www.digitala11y.com/understanding-sc-1-4-11-non-text-contrast/" text:style-name="Internet_20_link" text:visited-style-name="Visited_20_Internet_20_Link"><text:span text:style-name="Strong_20_Emphasis"><text:span text:style-name="T11">1.4.11 Non-Text Contrast</text:span></text:span></text:a></text:p>
      <text:p text:style-name="P43"><text:span text:style-name="Strong_20_Emphasis"><text:span text:style-name="T29">The contrast between user interface components, graphics and adjacent colours is at least 3:1.</text:span></text:span></text:p>
      <text:p text:style-name="P43"><text:span text:style-name="Strong_20_Emphasis"><text:span text:style-name="T11"/></text:span></text:p>
      <text:p text:style-name="P43"><text:span text:style-name="Strong_20_Emphasis"><text:span text:style-name="T14">1</text:span></text:span><text:span text:style-name="Strong_20_Emphasis"><text:span text:style-name="T14">)</text:span></text:span><text:span text:style-name="Strong_20_Emphasis"><text:span text:style-name="T29">Ensure hit-areas and focus indicators have 3:1 contrast ratio with their inner or outer background.</text:span></text:span></text:p>
      <text:p text:style-name="P44"><text:span text:style-name="Strong_20_Emphasis"><text:span text:style-name="T40">==&gt;</text:span></text:span></text:p>
      <text:p text:style-name="P44"><text:span text:style-name="Strong_20_Emphasis"><text:span text:style-name="T40"/></text:span></text:p>
      <text:list text:style-name="L14">
        <text:list-header>
          <text:p text:style-name="P10"><text:span text:style-name="T62">2)</text:span>Ensure the checked/unchecked states meet the 3:1 ratio against their adjacent color in order to distinguish the states.</text:p>
          <text:p text:style-name="P45"><text:span text:style-name="Strong_20_Emphasis"><text:span text:style-name="T40">==&gt;</text:span></text:span></text:p>
          <text:p text:style-name="P45"><text:span text:style-name="Strong_20_Emphasis"><text:span text:style-name="T40"/></text:span></text:p>
          <text:p text:style-name="P10"><text:span text:style-name="T62">3)</text:span>Ensure parts of graphs and charts where color is the only way to decipher the information, the contrast ratio is met against adjacent colors.</text:p>
          <text:p text:style-name="P46">==&gt;</text:p>
          <text:p text:style-name="P46"/>
          <text:p text:style-name="P10"><text:span text:style-name="T62">4)</text:span>Ensure appropriate color combinations are chosen and defined for UI elements and other graphical objects in the style guides and the design documents in order to avoid uncomfortable retrofitting.</text:p>
          <text:p text:style-name="P46"><text:soft-page-break/>==&gt;</text:p>
        </text:list-header>
      </text:list>
      <text:p text:style-name="P47"/>
      <text:p text:style-name="P47"><text:a xlink:type="simple" xlink:href="https://www.digitala11y.com/understanding-sc-1-4-12-text-spacing/" text:style-name="Internet_20_link" text:visited-style-name="Visited_20_Internet_20_Link"><text:span text:style-name="Strong_20_Emphasis"><text:span text:style-name="T11">1.4.12 Text Spacing</text:span></text:span></text:a></text:p>
      <text:p text:style-name="P47"><text:span text:style-name="Strong_20_Emphasis"><text:span text:style-name="T29">Content and function retain meaning when users change elements of text spacing.</text:span></text:span></text:p>
      <text:p text:style-name="P47"><text:span text:style-name="Strong_20_Emphasis"><text:span text:style-name="T11"/></text:span></text:p>
      <text:p text:style-name="P47"><text:span text:style-name="Strong_20_Emphasis"><text:span text:style-name="T15">1) </text:span></text:span><text:span text:style-name="Strong_20_Emphasis"><text:span text:style-name="T29">Don’t use fixed containers in your CSS styles.</text:span></text:span></text:p>
      <text:list text:style-name="L15">
        <text:list-header>
          <text:p text:style-name="P48">==&gt;</text:p>
          <text:p text:style-name="P48"/>
          <text:p text:style-name="P11"><text:span text:style-name="T63">2)</text:span>Make sure that content reflows without overlapping or text cut-offs.</text:p>
          <text:p text:style-name="P48">==&gt;</text:p>
          <text:p text:style-name="P48"/>
          <text:p text:style-name="P11"><text:span text:style-name="T63">3)</text:span>Use relative units of font size, line height, spaces between characters, words, lines and paragraphs.</text:p>
          <text:p text:style-name="P48">==&gt;</text:p>
        </text:list-header>
      </text:list>
      <text:p text:style-name="P49"/>
      <text:p text:style-name="P49"><text:a xlink:type="simple" xlink:href="https://www.digitala11y.com/understanding-sc-1-4-13-content-on-hover-or-focus/" text:style-name="Internet_20_link" text:visited-style-name="Visited_20_Internet_20_Link"><text:span text:style-name="Strong_20_Emphasis"><text:span text:style-name="T49">1.4.13 Content on Hover or Focus</text:span></text:span></text:a></text:p>
      <text:p text:style-name="P49"><text:span text:style-name="Strong_20_Emphasis"><text:span text:style-name="T30">When hover or focus triggers content to appear, it is dismissible, hoverable and persistent.</text:span></text:span></text:p>
      <text:p text:style-name="P49"><text:span text:style-name="Strong_20_Emphasis"><text:span text:style-name="T49"/></text:span></text:p>
      <text:p text:style-name="P50"><text:span text:style-name="Strong_20_Emphasis"><text:span text:style-name="T52">1</text:span></text:span><text:span text:style-name="Strong_20_Emphasis">)</text:span><text:span text:style-name="Strong_20_Emphasis"><text:span text:style-name="T30">Provide a method to dismiss the additional content</text:span></text:span></text:p>
      <text:p text:style-name="P50"><text:span text:style-name="Strong_20_Emphasis"><text:span text:style-name="T30"><text:s/>that appears on hover or keyboard focus.</text:span></text:span></text:p>
      <text:p text:style-name="P50"><text:span text:style-name="Strong_20_Emphasis"><text:span text:style-name="T41">==&gt;</text:span></text:span></text:p>
      <text:p text:style-name="P50"><text:span text:style-name="Strong_20_Emphasis"><text:span text:style-name="T41"/></text:span></text:p>
      <text:list text:style-name="L16">
        <text:list-header>
          <text:p text:style-name="P12"><text:soft-page-break/><text:span text:style-name="T64">2) </text:span>Make sure that content is present until the user moves away the mouse pointer from the triggering element or content block.</text:p>
          <text:p text:style-name="P13"><text:span text:style-name="T64">==&gt;</text:span></text:p>
          <text:p text:style-name="P13"/>
          <text:p text:style-name="P13"><text:span text:style-name="T64">3)</text:span>Make sure that experience is persistent.</text:p>
          <text:p text:style-name="P51">==&gt;</text:p>
        </text:list-header>
      </text:list>
      <text:p text:style-name="P52"/>
      <text:p text:style-name="P52"><text:a xlink:type="simple" xlink:href="https://www.digitala11y.com/2-4-5-multiple-ways-to-locate-web-pages/" text:style-name="Internet_20_link" text:visited-style-name="Visited_20_Internet_20_Link"><text:span text:style-name="Strong_20_Emphasis"><text:span text:style-name="T11">2.4.5 Multiple Ways</text:span></text:span></text:a></text:p>
      <text:p text:style-name="P52"><text:span text:style-name="Strong_20_Emphasis"><text:span text:style-name="T29">Offer at least two ways to find pages on your website.</text:span></text:span></text:p>
      <text:p text:style-name="P52"><text:span text:style-name="Strong_20_Emphasis"><text:span text:style-name="T11"/></text:span></text:p>
      <text:p text:style-name="P52"><text:span text:style-name="Strong_20_Emphasis"><text:span text:style-name="T16">1)</text:span></text:span><text:span text:style-name="Strong_20_Emphasis"><text:span text:style-name="T29">More than one way must be available to meet this success criteria.</text:span></text:span></text:p>
      <text:p text:style-name="P53"><text:span text:style-name="Strong_20_Emphasis"><text:span text:style-name="T42">==&gt;</text:span></text:span></text:p>
      <text:p text:style-name="P53"><text:span text:style-name="Strong_20_Emphasis"><text:span text:style-name="T42"/></text:span></text:p>
      <text:list text:style-name="L17">
        <text:list-header>
          <text:p text:style-name="P14"><text:span text:style-name="T65">2)</text:span>Though breadcrumb is quite old, it still works if the users want to go back in a process or a layered structure.</text:p>
          <text:p text:style-name="P55">==&gt;</text:p>
          <text:p text:style-name="P55"/>
          <text:p text:style-name="P14"><text:span text:style-name="T65">3)</text:span>Search function is the most powerful to achieve faster navigation.</text:p>
          <text:p text:style-name="P55">==&gt;</text:p>
          <text:p text:style-name="P55"/>
          <text:p text:style-name="P14"><text:span text:style-name="T65">4)</text:span>Menus may become larger and cumbersome; still they work wonders when you look up for a category.</text:p>
          <text:p text:style-name="P55">==&gt;</text:p>
        </text:list-header>
      </text:list>
      <text:p text:style-name="P52"><text:a xlink:type="simple" xlink:href="https://www.digitala11y.com/headings-labels-understanding-sc-2-4-6/" text:style-name="Internet_20_link" text:visited-style-name="Visited_20_Internet_20_Link"><text:soft-page-break/><text:span text:style-name="Strong_20_Emphasis"><text:span text:style-name="T11">2.4.6 Headings and Labels</text:span></text:span></text:a></text:p>
      <text:p text:style-name="P52"><text:span text:style-name="Strong_20_Emphasis"><text:span text:style-name="T29">Headings and labels describe topic or purpose.</text:span></text:span></text:p>
      <text:p text:style-name="P52"><text:span text:style-name="Strong_20_Emphasis"><text:span text:style-name="T24">1</text:span></text:span><text:span text:style-name="Strong_20_Emphasis"><text:span text:style-name="T17">) </text:span></text:span><text:span text:style-name="Strong_20_Emphasis"><text:span text:style-name="T29">Headings must be clear, concise &amp; descriptive.</text:span></text:span></text:p>
      <text:p text:style-name="P54"><text:span text:style-name="Strong_20_Emphasis"><text:span text:style-name="T43">==&gt;</text:span></text:span></text:p>
      <text:p text:style-name="P54"><text:span text:style-name="Strong_20_Emphasis"><text:span text:style-name="T43"/></text:span></text:p>
      <text:list text:style-name="L18">
        <text:list-header>
          <text:p text:style-name="P15"><text:span text:style-name="T66">2)</text:span>Headings must follow a sequential order to avoid confusion.</text:p>
          <text:p text:style-name="P56">==&gt;</text:p>
          <text:p text:style-name="P56"/>
          <text:p text:style-name="P15"><text:span text:style-name="T66">3)</text:span>Ensure that headings are consistent throughout the site.</text:p>
          <text:p text:style-name="P56">==&gt;</text:p>
          <text:p text:style-name="P56"/>
          <text:p text:style-name="P15"><text:span text:style-name="T66">4)</text:span>Ensure that labels are descriptive enough so that users can take necessary actions.</text:p>
          <text:p text:style-name="P56">==&gt;</text:p>
        </text:list-header>
      </text:list>
      <text:p text:style-name="P57"/>
      <text:p text:style-name="P57"><text:a xlink:type="simple" xlink:href="https://www.digitala11y.com/focus-visible-understanding-sc-2-4-7/" text:style-name="Internet_20_link" text:visited-style-name="Visited_20_Internet_20_Link"><text:span text:style-name="Strong_20_Emphasis"><text:span text:style-name="T11">2.4.7 Focus Visible</text:span></text:span></text:a></text:p>
      <text:p text:style-name="P57"><text:span text:style-name="Strong_20_Emphasis"><text:span text:style-name="T29">Keyboard focus is visible when used.</text:span></text:span></text:p>
      <text:p text:style-name="P57"><text:span text:style-name="Strong_20_Emphasis"><text:span text:style-name="T11"/></text:span></text:p>
      <text:p text:style-name="P57"><text:span text:style-name="Strong_20_Emphasis"><text:span text:style-name="T11">1</text:span></text:span><text:span text:style-name="Strong_20_Emphasis"><text:span text:style-name="T11">)</text:span></text:span><text:span text:style-name="Strong_20_Emphasis"><text:span text:style-name="T29">Let browsers handle the visible focus for active elements.</text:span></text:span></text:p>
      <text:p text:style-name="P57"><text:span text:style-name="Strong_20_Emphasis"><text:span text:style-name="T29">==&gt;</text:span></text:span></text:p>
      <text:p text:style-name="P57"><text:span text:style-name="Strong_20_Emphasis"><text:span text:style-name="T29"/></text:span></text:p>
      <text:list text:style-name="L19">
        <text:list-header>
          <text:p text:style-name="P16"><text:span text:style-name="T66">2)</text:span>Ensure that the active element is provided with visible focus.</text:p>
          <text:p text:style-name="P58">==&gt;</text:p>
          <text:p text:style-name="P16"><text:soft-page-break/><text:span text:style-name="T66">3)</text:span>Ensure that when the user is navigating through the page using keyboard visible focus moves along for every element presented on the page.</text:p>
          <text:p text:style-name="P58">==&gt;</text:p>
          <text:p text:style-name="P58"/>
          <text:p text:style-name="P16"><text:span text:style-name="T66">4)</text:span>Ensure that there is sufficient contrast between the visible focus and the background of the element, for example if the visible focus is black and the background of the element is black then focus visible is not visually distinguishable.</text:p>
          <text:p text:style-name="P58">==&gt;</text:p>
        </text:list-header>
      </text:list>
      <text:p text:style-name="P57"/>
      <text:p text:style-name="P57"/>
      <text:p text:style-name="P57"><text:a xlink:type="simple" xlink:href="https://www.digitala11y.com/understanding-sc-3-1-2-language-of-parts/" text:style-name="Internet_20_link" text:visited-style-name="Visited_20_Internet_20_Link"><text:span text:style-name="Strong_20_Emphasis"><text:span text:style-name="T11">3.1.2 Language of Parts</text:span></text:span></text:a></text:p>
      <text:p text:style-name="P57"><text:span text:style-name="Strong_20_Emphasis"><text:span text:style-name="T29">Each part of a webpage has a default human language assigned.</text:span></text:span></text:p>
      <text:p text:style-name="P57"><text:span text:style-name="Strong_20_Emphasis"><text:span text:style-name="T11"/></text:span></text:p>
      <text:p text:style-name="P57"><text:span text:style-name="Strong_20_Emphasis"><text:span text:style-name="T18">1) </text:span></text:span><text:span text:style-name="Strong_20_Emphasis"><text:span text:style-name="T29">Ensure to use appropriate language code (lang=”fr”) wherever the text is in other language.</text:span></text:span></text:p>
      <text:p text:style-name="P59"><text:span text:style-name="Strong_20_Emphasis"><text:span text:style-name="T44">==&gt;</text:span></text:span></text:p>
      <text:p text:style-name="P59"><text:span text:style-name="Strong_20_Emphasis"><text:span text:style-name="T44"/></text:span></text:p>
      <text:list text:style-name="L20">
        <text:list-header>
          <text:p text:style-name="P17"><text:span text:style-name="T67">2)</text:span>Ensure appropriate language token is used in the lang attribute (lang=”pt-br”). Beware of the exceptions too.</text:p>
          <text:p text:style-name="P60">==&gt;</text:p>
        </text:list-header>
      </text:list>
      <text:p text:style-name="P61"/>
      <text:p text:style-name="P61"/>
      <text:p text:style-name="P61"><text:soft-page-break/></text:p>
      <text:p text:style-name="P61"><text:a xlink:type="simple" xlink:href="https://www.digitala11y.com/3-2-3-consistent-navigation/" text:style-name="Internet_20_link" text:visited-style-name="Visited_20_Internet_20_Link"><text:span text:style-name="Strong_20_Emphasis"><text:span text:style-name="T11">3.2.3 Consistent Navigation</text:span></text:span></text:a></text:p>
      <text:p text:style-name="P61"><text:span text:style-name="Strong_20_Emphasis"><text:span text:style-name="T29">Position menus and standard controls consistently.</text:span></text:span></text:p>
      <text:p text:style-name="P61"><text:span text:style-name="Strong_20_Emphasis"><text:span text:style-name="T11"/></text:span></text:p>
      <text:p text:style-name="P61"><text:span text:style-name="Strong_20_Emphasis"><text:span text:style-name="T25">1</text:span></text:span><text:span text:style-name="Strong_20_Emphasis"><text:span text:style-name="T19">) </text:span></text:span><text:span text:style-name="Strong_20_Emphasis"><text:span text:style-name="T29">Keep navigational menus in the same location.</text:span></text:span></text:p>
      <text:p text:style-name="P62"><text:span text:style-name="Strong_20_Emphasis"><text:span text:style-name="T45">==&gt;</text:span></text:span></text:p>
      <text:p text:style-name="P62"><text:span text:style-name="Strong_20_Emphasis"><text:span text:style-name="T45"/></text:span></text:p>
      <text:list text:style-name="L21">
        <text:list-header>
          <text:p text:style-name="P18"><text:span text:style-name="T68">2)</text:span>Present the navigational menus in the same order on all pages.</text:p>
          <text:p text:style-name="P64">==&gt;</text:p>
          <text:p text:style-name="P64"/>
          <text:p text:style-name="P18"><text:span text:style-name="T68">3)</text:span>Represent all the standard elements like logo, search functionality, and skip links etc. in the same location on all the pages.</text:p>
          <text:p text:style-name="P64">==&gt;</text:p>
          <text:p text:style-name="P64"/>
          <text:p text:style-name="P18"><text:span text:style-name="T68">4)</text:span>Using a standard template will help achieve the success criteria of 3.2.3 consistent navigation.</text:p>
          <text:p text:style-name="P64">==&gt;</text:p>
        </text:list-header>
      </text:list>
      <text:p text:style-name="P65"/>
      <text:p text:style-name="P65"><text:a xlink:type="simple" xlink:href="https://www.digitala11y.com/3-2-4-consistent-identification/" text:style-name="Internet_20_link" text:visited-style-name="Visited_20_Internet_20_Link"><text:span text:style-name="Strong_20_Emphasis"><text:span text:style-name="T11">3.2.4 Consistent Identification</text:span></text:span></text:a></text:p>
      <text:p text:style-name="P65"><text:span text:style-name="Strong_20_Emphasis"><text:span text:style-name="T29">Identify components with the same function consistently.</text:span></text:span></text:p>
      <text:p text:style-name="P65"><text:span text:style-name="Strong_20_Emphasis"><text:span text:style-name="T11"/></text:span></text:p>
      <text:p text:style-name="P65"><text:span text:style-name="Strong_20_Emphasis"><text:span text:style-name="T26">1</text:span></text:span><text:span text:style-name="Strong_20_Emphasis"><text:span text:style-name="T20">)</text:span></text:span><text:span text:style-name="Strong_20_Emphasis"><text:span text:style-name="T29">Icons and images that are used repeatedly and provide the same function must be provided with the same alternative text.</text:span></text:span></text:p>
      <text:p text:style-name="P66"><text:soft-page-break/><text:span text:style-name="Strong_20_Emphasis"><text:span text:style-name="T46">==&gt;</text:span></text:span></text:p>
      <text:p text:style-name="P66"><text:span text:style-name="Strong_20_Emphasis"><text:span text:style-name="T46"/></text:span></text:p>
      <text:list text:style-name="L22">
        <text:list-header>
          <text:p text:style-name="P19"><text:span text:style-name="T69">2)</text:span>Elements with the same function are named and labeled consistently.</text:p>
          <text:p text:style-name="P67">==&gt;</text:p>
          <text:p text:style-name="P67"/>
          <text:p text:style-name="P19"><text:span text:style-name="T69">3)</text:span>Use icons/images that are consistent. For example print, twitter, Facebook etc.</text:p>
          <text:p text:style-name="P67">==&gt;</text:p>
          <text:p text:style-name="P67"/>
          <text:p text:style-name="P19"><text:span text:style-name="T69">4)</text:span>Images will have different meaning in different contexts, so will need different alternative text depending on the context.</text:p>
          <text:p text:style-name="P67">==&gt;</text:p>
        </text:list-header>
      </text:list>
      <text:p text:style-name="P68"/>
      <text:p text:style-name="P68"><text:a xlink:type="simple" xlink:href="https://www.digitala11y.com/understanding-sc-3-3-3-error-suggestion/" text:style-name="Internet_20_link" text:visited-style-name="Visited_20_Internet_20_Link"><text:span text:style-name="Strong_20_Emphasis"><text:span text:style-name="T11">3.3.3 Error Suggestion</text:span></text:span></text:a></text:p>
      <text:p text:style-name="P68"><text:span text:style-name="Strong_20_Emphasis"><text:span text:style-name="T29">Suggest corrections when users make mistakes.</text:span></text:span></text:p>
      <text:p text:style-name="P68"><text:span text:style-name="Strong_20_Emphasis"><text:span text:style-name="T29"/></text:span></text:p>
      <text:p text:style-name="P68"><text:span text:style-name="Strong_20_Emphasis"><text:span text:style-name="T29">Provide descriptive errors.</text:span></text:span></text:p>
      <text:p text:style-name="P68"><text:span text:style-name="Strong_20_Emphasis"><text:span text:style-name="T29"/></text:span></text:p>
      <text:list text:style-name="L23">
        <text:list-header>
          <text:p text:style-name="P20"><text:span text:style-name="T70">1)</text:span>Provide visible hints that will enable the users to avoid errors during form submissions.</text:p>
          <text:p text:style-name="P69">==&gt;</text:p>
          <text:p text:style-name="P69"/>
          <text:p text:style-name="P77"><text:span text:style-name="T10">2)</text:span><text:span text:style-name="T4">Associate the errors with form controls using </text:span><text:a xlink:type="simple" xlink:href="https://www.digitala11y.com/aria-describedby-properties/" text:style-name="Internet_20_link" text:visited-style-name="Visited_20_Internet_20_Link"><text:span text:style-name="T3">aria-describedby</text:span></text:a><text:span text:style-name="T4">.</text:span></text:p>
          <text:p text:style-name="P84"><text:span text:style-name="T4">==&gt;</text:span></text:p>
          <text:p text:style-name="P20"><text:soft-page-break/><text:span text:style-name="T70">3)</text:span>Move the focus to the form control that has the error once validation failed, this reduces the number of keystrokes.</text:p>
          <text:p text:style-name="P69">==&gt;</text:p>
        </text:list-header>
      </text:list>
      <text:p text:style-name="P70"/>
      <text:list text:continue-numbering="true" text:style-name="L23">
        <text:list-header>
          <text:p text:style-name="P20"><text:span text:style-name="T70">4)</text:span>Mark the required fields with an asterisk visually and programmatically with aria-required.</text:p>
          <text:p text:style-name="P69">==&gt;</text:p>
        </text:list-header>
      </text:list>
      <text:p text:style-name="P70"/>
      <text:p text:style-name="P70"><text:a xlink:type="simple" xlink:href="https://www.digitala11y.com/understanding-sc-3-3-4-error-prevention-legal-financial-data/" text:style-name="Internet_20_link" text:visited-style-name="Visited_20_Internet_20_Link"><text:span text:style-name="Strong_20_Emphasis"><text:span text:style-name="T11">3.3.4 Error Prevention (Legal, Financial, Data)</text:span></text:span></text:a></text:p>
      <text:p text:style-name="P70"><text:span text:style-name="Strong_20_Emphasis"><text:span text:style-name="T29">Check, confirm and allow reversal of pages that cause important commitments.</text:span></text:span></text:p>
      <text:p text:style-name="P68"><text:span text:style-name="Strong_20_Emphasis"><text:span text:style-name="T11"/></text:span></text:p>
      <text:p text:style-name="P61"><text:span text:style-name="Strong_20_Emphasis"><text:span text:style-name="T47">1)</text:span></text:span><text:span text:style-name="Strong_20_Emphasis"><text:span text:style-name="T29">Make sure proper hints are provided to fill the data in the forms.</text:span></text:span></text:p>
      <text:p text:style-name="P63"><text:span text:style-name="Strong_20_Emphasis"><text:span text:style-name="T47">==&gt;</text:span></text:span></text:p>
      <text:p text:style-name="P63"><text:span text:style-name="Strong_20_Emphasis"><text:span text:style-name="T47"/></text:span></text:p>
      <text:list text:style-name="L24">
        <text:list-header>
          <text:p text:style-name="P21"><text:span text:style-name="T71">2)</text:span>Provide a review information screen where user provided information is populated.</text:p>
          <text:p text:style-name="P71">==&gt;</text:p>
          <text:p text:style-name="P71"/>
          <text:p text:style-name="P21"><text:span text:style-name="T71">3)</text:span>Provide a checkbox where the user can confirm that they have reviewed all the information and they are ready to submit; enable the submit button only when the user checks the checkbox.</text:p>
          <text:p text:style-name="P71">==&gt;</text:p>
          <text:p text:style-name="P21"><text:soft-page-break/><text:span text:style-name="T71">4)</text:span>Provide confirmation screen or dialogue when users delete any data.</text:p>
          <text:p text:style-name="P71">==&gt;</text:p>
        </text:list-header>
      </text:list>
      <text:p text:style-name="P72"/>
      <text:p text:style-name="P72"><text:a xlink:type="simple" xlink:href="https://www.digitala11y.com/understanding-sc-4-1-3-status-messages/" text:style-name="Internet_20_link" text:visited-style-name="Visited_20_Internet_20_Link"><text:span text:style-name="Strong_20_Emphasis"><text:span text:style-name="T11">4.1.3 Status Messages</text:span></text:span></text:a></text:p>
      <text:p text:style-name="P72"><text:span text:style-name="Strong_20_Emphasis"><text:span text:style-name="T29">Make sure that all messages indicating success or errors are read out by a screen reader.</text:span></text:span></text:p>
      <text:p text:style-name="P72"><text:span text:style-name="Strong_20_Emphasis"><text:span text:style-name="T11"/></text:span></text:p>
      <text:p text:style-name="P72"><text:span text:style-name="Strong_20_Emphasis"><text:span text:style-name="T21">1)</text:span></text:span><text:span text:style-name="Strong_20_Emphasis"><text:span text:style-name="T29">Ensure all success toasts and error messages are announced by screen reader.</text:span></text:span></text:p>
      <text:p text:style-name="P73"><text:span text:style-name="Strong_20_Emphasis"><text:span text:style-name="T48">==&gt;</text:span></text:span></text:p>
      <text:p text:style-name="P73"><text:span text:style-name="Strong_20_Emphasis"><text:span text:style-name="T48"/></text:span></text:p>
      <text:list text:style-name="L25">
        <text:list-header>
          <text:p text:style-name="P22"><text:span text:style-name="T72">2)</text:span>Do not fill the pages with live regions.</text:p>
          <text:p text:style-name="P74">==&gt;</text:p>
          <text:p text:style-name="P74"/>
          <text:p text:style-name="P22"><text:span text:style-name="T72">3)</text:span>Decide which is an important update and qualifies a status message intelligently.</text:p>
          <text:p text:style-name="P74">==&gt;</text:p>
          <text:p text:style-name="P74"/>
          <text:p text:style-name="P22"><text:span text:style-name="T72">4)</text:span>Ensure focusable messages are not considered as status messages.</text:p>
          <text:p text:style-name="P74">==&gt;</text:p>
        </text:list-header>
      </text:list>
      <text:p text:style-name="P72"><text:span text:style-name="Strong_20_Emphasis"><text:span text:style-name="T11"/></text:span></text:p>
      <text:p text:style-name="P61"><text:span text:style-name="Strong_20_Emphasis"><text:span text:style-name="T11"/></text:span></text:p>
      <text:p text:style-name="P57"><text:span text:style-name="Strong_20_Emphasis"><text:span text:style-name="T11"/></text:span></text:p>
      <text:p text:style-name="P57"><text:span text:style-name="Strong_20_Emphasis"><text:span text:style-name="T11"/></text:span></text:p>
      <text:p text:style-name="P52"><text:span text:style-name="Strong_20_Emphasis"><text:span text:style-name="T11"/></text:span></text:p>
      <text:p text:style-name="P49"><text:soft-page-break/><text:span text:style-name="Strong_20_Emphasis"><text:span text:style-name="T49"/></text:span></text:p>
      <text:p text:style-name="P47"><text:span text:style-name="Strong_20_Emphasis"><text:span text:style-name="T11"/></text:span></text:p>
      <text:p text:style-name="P43"><text:span text:style-name="Strong_20_Emphasis"><text:span text:style-name="T11"/></text:span></text:p>
      <text:p text:style-name="P40"><text:span text:style-name="Strong_20_Emphasis"><text:span text:style-name="T22"/></text:span></text:p>
      <text:p text:style-name="P36"><text:span text:style-name="Strong_20_Emphasis"><text:span text:style-name="T54"/></text:span></text:p>
      <text:p text:style-name="P35"><text:span text:style-name="Strong_20_Emphasis"><text:span text:style-name="T11"/></text:span></text:p>
      <text:p text:style-name="P32"><text:span text:style-name="Strong_20_Emphasis"><text:span text:style-name="T49"/></text:span></text:p>
      <text:p text:style-name="P29"><text:span text:style-name="Strong_20_Emphasis"><text:span text:style-name="T12"/></text:span></text:p>
      <text:p text:style-name="P83"><text:span text:style-name="Strong_20_Emphasis"><text:span text:style-name="T5"/></text:span></text:p>
      <text:p text:style-name="P80"><text:span text:style-name="Strong_20_Emphasis"><text:span text:style-name="T5"/></text:span></text:p>
      <text:p text:style-name="P25"><text:span text:style-name="Strong_20_Emphasis"><text:span text:style-name="T49"/></text:span></text:p>
      <text:p text:style-name="P24"><text:span text:style-name="Strong_20_Emphasis"><text:span text:style-name="T49"/></text:span></text:p>
      <text:p text:style-name="P23"><text:span text:style-name="Strong_20_Emphasis"><text:span text:style-name="T11"/></text:span></text:p>
      <text:p text:style-name="P78"><text:span text:style-name="Strong_20_Emphasis"><text:span text:style-name="T6"/></text:span></text:p>
      <text:p text:style-name="P1"><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tkinson Hyperlegible" svg:font-family="'Atkinson Hyperlegible',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6:43:47.916179726</meta:creation-date>
    <meta:generator>LibreOffice/7.5.5.2$MacOSX_AARCH64 LibreOffice_project/ca8fe7424262805f223b9a2334bc7181abbcbf5e</meta:generator>
    <dc:date>2025-06-05T17:22:55.254567658</dc:date>
    <meta:editing-duration>PT38M54S</meta:editing-duration>
    <meta:editing-cycles>26</meta:editing-cycles>
    <meta:document-statistic meta:table-count="0" meta:image-count="0" meta:object-count="0" meta:page-count="15" meta:paragraph-count="202" meta:word-count="1459" meta:character-count="8560" meta:non-whitespace-character-count="7395"/>
  </office:meta>
</office:document-meta>
</file>